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deb6" officeooo:paragraph-rsid="0015deb6"/>
    </style:style>
    <style:style style:name="P2" style:family="paragraph" style:parent-style-name="Standard">
      <style:text-properties officeooo:rsid="0016e454" officeooo:paragraph-rsid="0016e454"/>
    </style:style>
    <style:style style:name="P3" style:family="paragraph" style:parent-style-name="Standard">
      <style:text-properties officeooo:rsid="001a3e01" officeooo:paragraph-rsid="001a3e01"/>
    </style:style>
    <style:style style:name="P4" style:family="paragraph" style:parent-style-name="Standard">
      <style:text-properties officeooo:rsid="00185174" officeooo:paragraph-rsid="00185174"/>
    </style:style>
    <style:style style:name="P5" style:family="paragraph" style:parent-style-name="Standard">
      <style:text-properties officeooo:rsid="001b9d14" officeooo:paragraph-rsid="001b9d14"/>
    </style:style>
    <style:style style:name="T1" style:family="text">
      <style:text-properties officeooo:rsid="0016e454"/>
    </style:style>
    <style:style style:name="T2" style:family="text">
      <style:text-properties officeooo:rsid="00185174"/>
    </style:style>
    <style:style style:name="T3" style:family="text">
      <style:text-properties officeooo:rsid="001a659b"/>
    </style:style>
    <style:style style:name="T4" style:family="text">
      <style:text-properties officeooo:rsid="001b9d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Proposal</text:p>
      <text:p text:style-name="P2">by Kenan Sooklall</text:p>
      <text:p text:style-name="P2"/>
      <text:p text:style-name="P2">Due to recent world event I have become very interested in the field of virology. To narrow down the scope I want to make a virus tracker specifically for NYC. The goal of the web page will be to plot daily <text:span text:style-name="T2">and/</text:span>or weekly positive cases as well as number of hospitalization. Currently I found data for Covid-19 and Influenza <text:span text:style-name="T2">and </text:span>want to expand to other viruses; however, finding the data is the problem. </text:p>
      <text:p text:style-name="P2"/>
      <text:p text:style-name="P3">The top of the site will have pictures of various viruses followed by a <text:span text:style-name="T3">drop-down</text:span> for the user to select a specific virus. <text:span text:style-name="T1">The visualization will contain map plots with colors representing count. There will also be bar charts and scatter plots for other information. The site will have helpful information based on cdc recommendations. Finally there will be links to other news sources about the current event surrounding the viruses at large.</text:span></text:p>
      <text:p text:style-name="P2"/>
      <text:p text:style-name="P4">Currently nothing is set in stone so feedback is much appreciated and updates will be made accordingly.</text:p>
      <text:p text:style-name="P4"/>
      <text:p text:style-name="P5">Data source:</text:p>
      <text:p text:style-name="P5">Covid-19 – Updated daily</text:p>
      <text:p text:style-name="P5"><text:a xlink:type="simple" xlink:href="https://github.com/nychealth/coronavirus-data" text:style-name="Internet_20_link" text:visited-style-name="Visited_20_Internet_20_Link">https://github.com/nychealth/coronavirus-data</text:a></text:p>
      <text:p text:style-name="P5"/>
      <text:p text:style-name="P5">Influenza – Socrata API</text:p>
      <text:p text:style-name="P5">https://health.data.ny.gov/Health/Influenza-Laboratory-Confirmed-Cases-By-County-Beg/jr8b-6gh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3T17:38:32.335426281</meta:creation-date>
    <dc:date>2022-03-23T21:10:42.318074349</dc:date>
    <meta:editing-duration>PT7M15S</meta:editing-duration>
    <meta:editing-cycles>5</meta:editing-cycles>
    <meta:generator>LibreOffice/6.0.7.3$Linux_X86_64 LibreOffice_project/00m0$Build-3</meta:generator>
    <meta:document-statistic meta:table-count="0" meta:image-count="0" meta:object-count="0" meta:page-count="1" meta:paragraph-count="10" meta:word-count="179" meta:character-count="1187" meta:non-whitespace-character-count="1015"/>
  </office:meta>
</office:document-meta>
</file>